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41cm"/>
    </style:style>
    <style:style style:name="gr3" style:family="graphic" style:parent-style-name="standard">
      <style:graphic-properties draw:stroke="none" svg:stroke-color="#000000" draw:fill="none" draw:fill-color="#ffffff" fo:min-height="0.968cm"/>
    </style:style>
    <style:style style:name="gr4" style:family="graphic" style:parent-style-name="objectwithoutfill">
      <style:graphic-properties svg:stroke-width="0.053cm" svg:stroke-color="#000000" draw:marker-start="Symmetric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opacity="50%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3.205cm"/>
    </style:style>
    <style:style style:name="gr9" style:family="graphic" style:parent-style-name="standard">
      <style:graphic-properties draw:stroke="none" svg:stroke-color="#000000" draw:fill="none" draw:fill-color="#ffffff" fo:min-height="0.8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Source Code Pro1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font-name="Source Code Pro1" fo:font-size="14pt" style:font-size-asian="14pt" style:font-size-complex="14pt"/>
    </style:style>
    <style:style style:name="P5" style:family="paragraph">
      <loext:graphic-properties draw:fill="solid"/>
      <style:paragraph-properties fo:text-align="center"/>
      <style:text-properties fo:color="#000000" style:font-name="Source Code Pro1" fo:font-size="14pt" style:font-size-asian="14pt" style:font-size-complex="14pt"/>
    </style:style>
    <style:style style:name="P6" style:family="paragraph">
      <loext:graphic-properties draw:fill="solid" draw:opacity="50%"/>
      <style:paragraph-properties fo:text-align="center"/>
    </style:style>
    <style:style style:name="P7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Source Code Pro1" fo:font-weight="bold" style:font-weight-asian="bold" style:font-weight-complex="bold"/>
    </style:style>
    <style:style style:name="T1" style:family="text">
      <style:text-properties style:font-name="Source Code Pro1" fo:font-size="16pt" style:font-size-asian="16pt" style:font-size-complex="16pt"/>
    </style:style>
    <style:style style:name="T2" style:family="text">
      <style:text-properties style:font-name="Source Code Pro1" fo:font-size="14pt" style:font-size-asian="14pt" style:font-size-complex="14pt"/>
    </style:style>
    <style:style style:name="T3" style:family="text">
      <style:text-properties style:font-name="Source Code Pro1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Source Code Pro1" fo:font-size="14pt" style:font-size-asian="14pt" style:font-size-complex="14pt"/>
    </style:style>
    <style:style style:name="T5" style:family="text">
      <style:text-properties fo:color="#000000" style:font-name="Source Code Pro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Source Code Pro1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Source Code Pr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55cm" svg:y1="4.253cm" svg:x2="3.655cm" svg:y2="15.937cm">
          <text:p/>
        </draw:line>
        <draw:line draw:style-name="gr1" draw:text-style-name="P1" draw:layer="layout" svg:x1="9.051cm" svg:y1="4.257cm" svg:x2="9.027cm" svg:y2="15.976cm">
          <text:p/>
        </draw:line>
        <draw:frame draw:style-name="gr2" draw:text-style-name="P2" draw:layer="layout" svg:width="3.81cm" svg:height="1.091cm" svg:x="2.273cm" svg:y="2.079cm">
          <draw:text-box>
            <text:p><text:span text:style-name="T1">Producer</text:span></text:p>
          </draw:text-box>
        </draw:frame>
        <draw:frame draw:style-name="gr3" draw:text-style-name="P2" draw:layer="layout" svg:width="3.683cm" svg:height="1.218cm" svg:x="6.604cm" svg:y="2.052cm">
          <draw:text-box>
            <text:p><text:span text:style-name="T1">Consumer</text:span></text:p>
          </draw:text-box>
        </draw:frame>
        <draw:line draw:style-name="gr4" draw:text-style-name="P4" draw:layer="layout" svg:x1="3.655cm" svg:y1="6.85cm" svg:x2="9.027cm" svg:y2="5.51cm">
          <text:p text:style-name="P3"><text:span text:style-name="T2">ready</text:span></text:p>
          <text:p text:style-name="P3"><text:span text:style-name="T3"/></text:p>
        </draw:line>
        <draw:line draw:style-name="gr5" draw:text-style-name="P5" draw:layer="layout" svg:x1="3.698cm" svg:y1="4.323cm" svg:x2="9.027cm" svg:y2="5.51cm">
          <text:p text:style-name="P3"><text:span text:style-name="T4">valid, data[</text:span><text:span text:style-name="T5">0</text:span><text:span text:style-name="T4">]</text:span></text:p>
          <text:p text:style-name="P3"><text:span text:style-name="T4">bytes_left &gt; 0</text:span></text:p>
          <text:p text:style-name="P3"><text:span text:style-name="T4"/></text:p>
          <text:p text:style-name="P3"><text:span text:style-name="T4"/></text:p>
        </draw:line>
        <draw:line draw:style-name="gr4" draw:text-style-name="P4" draw:layer="layout" svg:x1="3.655cm" svg:y1="14.997cm" svg:x2="9.051cm" svg:y2="13.738cm">
          <text:p text:style-name="P3"><text:span text:style-name="T2">ready=</text:span><text:span text:style-name="T3">false</text:span></text:p>
          <text:p text:style-name="P3"><text:span text:style-name="T3"/></text:p>
        </draw:line>
        <draw:line draw:style-name="gr6" draw:text-style-name="P6" draw:layer="layout" svg:x1="3.658cm" svg:y1="15.684cm" svg:x2="2.949cm" svg:y2="15.678cm">
          <text:p/>
        </draw:line>
        <draw:line draw:style-name="gr6" draw:text-style-name="P6" draw:layer="layout" svg:x1="2.97cm" svg:y1="15.701cm" svg:x2="2.97cm" svg:y2="17.606cm">
          <text:p/>
        </draw:line>
        <draw:line draw:style-name="gr7" draw:text-style-name="P1" draw:layer="layout" svg:x1="2.97cm" svg:y1="17.605cm" svg:x2="3.732cm" svg:y2="17.605cm">
          <text:p/>
        </draw:line>
        <draw:frame draw:style-name="gr8" draw:text-style-name="P7" draw:layer="layout" svg:width="6.096cm" svg:height="3.455cm" svg:x="3.859cm" svg:y="16.335cm">
          <draw:text-box>
            <text:p><text:span text:style-name="T2">Producer keeps last sent byte (</text:span><text:span text:style-name="T6">data[n]</text:span><text:span text:style-name="T2">) in the bus</text:span></text:p>
          </draw:text-box>
        </draw:frame>
        <draw:frame draw:style-name="gr9" draw:text-style-name="P8" draw:layer="layout" svg:width="8.636cm" svg:height="1.052cm" svg:x="2.27cm" svg:y="0.8cm">
          <draw:text-box>
            <text:p><text:span text:style-name="T7">B</text:span><text:span text:style-name="T7">u</text:span><text:span text:style-name="T7">f</text:span><text:span text:style-name="T7">f</text:span><text:span text:style-name="T7">e</text:span><text:span text:style-name="T7">r</text:span><text:span text:style-name="T7">-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r</text:span><text:span text:style-name="T7"> </text:span><text:span text:style-name="T7">(</text:span><text:span text:style-name="T7">B</text:span><text:span text:style-name="T7">P</text:span><text:span text:style-name="T7">)</text:span></text:p>
          </draw:text-box>
        </draw:frame>
        <draw:line draw:style-name="gr5" draw:text-style-name="P5" draw:layer="layout" svg:x1="3.686cm" svg:y1="7.899cm" svg:x2="9.015cm" svg:y2="9.086cm">
          <text:p text:style-name="P3"><text:span text:style-name="T4">valid, data[</text:span><text:span text:style-name="T5">0</text:span><text:span text:style-name="T4">]</text:span></text:p>
          <text:p text:style-name="P3"><text:span text:style-name="T4">bytes_left &gt; 0</text:span></text:p>
          <text:p text:style-name="P3"><text:span text:style-name="T4"/></text:p>
          <text:p text:style-name="P3"><text:span text:style-name="T4"/></text:p>
        </draw:line>
        <draw:line draw:style-name="gr5" draw:text-style-name="P5" draw:layer="layout" svg:x1="3.674cm" svg:y1="9.375cm" svg:x2="9.003cm" svg:y2="10.562cm">
          <text:p text:style-name="P3"><text:span text:style-name="T4">…</text:span><text:span text:style-name="T4">, data[</text:span><text:span text:style-name="T5">1</text:span><text:span text:style-name="T4">], … </text:span></text:p>
          <text:p text:style-name="P3"><text:span text:style-name="T4"/></text:p>
          <text:p text:style-name="P3"><text:span text:style-name="T4"/></text:p>
        </draw:line>
        <draw:line draw:style-name="gr5" draw:text-style-name="P5" draw:layer="layout" svg:x1="3.662cm" svg:y1="12.151cm" svg:x2="8.991cm" svg:y2="13.338cm">
          <text:p text:style-name="P3"><text:span text:style-name="T4">valid, data[</text:span><text:span text:style-name="T5">n</text:span><text:span text:style-name="T4">]</text:span></text:p>
          <text:p text:style-name="P3"><text:span text:style-name="T4">bytes_left &gt; 0</text:span></text:p>
          <text:p text:style-name="P3"><text:span text:style-name="T4"/></text:p>
          <text:p text:style-name="P3"><text:span text:style-name="T4"/></text:p>
        </draw:line>
        <draw:line draw:style-name="gr5" draw:text-style-name="P5" draw:layer="layout" svg:x1="3.662cm" svg:y1="10.444cm" svg:x2="8.991cm" svg:y2="11.631cm">
          <text:p text:style-name="P3"><text:span text:style-name="T4">…</text:span><text:span text:style-name="T4">, data[</text:span><text:span text:style-name="T5">2</text:span><text:span text:style-name="T4">], … </text:span></text:p>
          <text:p text:style-name="P3"><text:span text:style-name="T4"/></text:p>
          <text:p text:style-name="P3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2:24:15.192643868</meta:creation-date>
    <dc:date>2019-08-02T13:10:02.055008227</dc:date>
    <meta:editing-duration>PT2H55M58S</meta:editing-duration>
    <meta:editing-cycles>6</meta:editing-cycles>
    <meta:generator>LibreOffice/6.2.5.2$Linux_X86_64 LibreOffice_project/20$Build-2</meta:generator>
    <meta:document-statistic meta:object-count="16"/>
  </office:meta>
</office:document-meta>
</file>